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219" officeooo:paragraph-rsid="00162219"/>
    </style:style>
    <style:style style:name="P2" style:family="paragraph" style:parent-style-name="Standard">
      <style:text-properties officeooo:rsid="0012e985" officeooo:paragraph-rsid="0012e985"/>
    </style:style>
    <style:style style:name="P3" style:family="paragraph" style:parent-style-name="Standard">
      <style:text-properties officeooo:rsid="0012e985" officeooo:paragraph-rsid="00192761"/>
    </style:style>
    <style:style style:name="P4" style:family="paragraph" style:parent-style-name="Standard">
      <style:text-properties officeooo:rsid="00192761" officeooo:paragraph-rsid="00192761"/>
    </style:style>
    <style:style style:name="P5" style:family="paragraph" style:parent-style-name="Standard">
      <style:text-properties officeooo:rsid="00162219" officeooo:paragraph-rsid="00192761"/>
    </style:style>
    <style:style style:name="P6" style:family="paragraph" style:parent-style-name="Standard">
      <style:text-properties officeooo:rsid="001b16f6" officeooo:paragraph-rsid="001b16f6"/>
    </style:style>
    <style:style style:name="T1" style:family="text">
      <style:text-properties officeooo:rsid="001927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Σημείωση : το παρακάτω θα μπορούσε να είναι ένα πρόγραμμα (στα πλαίσια της ιδέας των αυτοτελών ολοκληρομένων παραδειγμάτων) στο ποποίο να υπάρχουν όλα τα λάθη και ο μαθητής να τα επιλύει ένα ένα μέχρι να δουλέψει όλο το πρόγραμμα όποτε και έχει τελειώσει.</text:p>
      <text:p text:style-name="P2"/>
      <text:p text:style-name="P2">Για καθένα <text:span text:style-name="T1">από</text:span> τα παρακάτω προγράμματα, αντιγράψτε <text:span text:style-name="T1">τα με Αντιγραφή-Επικόλληση</text:span> (ή κατεβάστε τα <text:span text:style-name="T1">με Αποθήκευση ως</text:span>) και δοκιμάστε να τα τρέξετε.</text:p>
      <text:p text:style-name="P2"/>
      <text:p text:style-name="P4">Αντιγράψτε το μήνυμα λάθους στο φύλλο απαντήσεων, διορθώστε το πρόγραμμα και βεβαιωθείτε ότι είναι σωστό τρέχοντάς το. Τί έλεγε το μήνυμα λάθους με δικά σας λόγια;</text:p>
      <text:p text:style-name="P3"/>
      <text:p text:style-name="P4">Πρόγραμμα 1</text:p>
      <text:p text:style-name="P4">print(“Ορεκτικά”)</text:p>
      <text:p text:style-name="P4">prιnt(“Ντάκος”)</text:p>
      <text:p text:style-name="P4">print(“Γεμιστά”)</text:p>
      <text:p text:style-name="P4">print(“Τυροκροκέτες”)</text:p>
      <text:p text:style-name="P4">print(“Τυροκαφτερη”)</text:p>
      <text:p text:style-name="P4"/>
      <text:p text:style-name="P4">Γραμμή που έχει το πρόβλημα:</text:p>
      <text:p text:style-name="P4">Μήνυμα λάθους της python :</text:p>
      <text:p text:style-name="P4">Ποιό ήταν το πρόβλημα;</text:p>
      <text:p text:style-name="P4"/>
      <text:p text:style-name="P4"/>
      <text:p text:style-name="P4">Πρόγραμμα 2</text:p>
      <text:p text:style-name="P4">print(“Ορεκτικά”)</text:p>
      <text:p text:style-name="P4">print(“Ντάκος”)</text:p>
      <text:p text:style-name="P4"><text:s text:c="2"/>print(“Γεμιστά”)</text:p>
      <text:p text:style-name="P4">print(“Τυροκροκέτες”)</text:p>
      <text:p text:style-name="P4">print(“Τυροκαφτερη”)</text:p>
      <text:p text:style-name="P4"/>
      <text:p text:style-name="P4">Γραμμή που έχει το πρόβλημα:</text:p>
      <text:p text:style-name="P4">Μήνυμα λάθους της python :</text:p>
      <text:p text:style-name="P4">Ποιό ήταν το πρόβλημα;</text:p>
      <text:p text:style-name="P4"/>
      <text:p text:style-name="P4">Πρόγραμμα 3</text:p>
      <text:p text:style-name="P4">print(“Ορεκτικά'')</text:p>
      <text:p text:style-name="P4">print(“Ντάκος”)</text:p>
      <text:p text:style-name="P4">print(“Γεμιστά”)</text:p>
      <text:p text:style-name="P4">print(“Τυροκροκέτες”)</text:p>
      <text:p text:style-name="P4">print(“Τυροκαφτερη”)</text:p>
      <text:p text:style-name="P4"/>
      <text:p text:style-name="P4">Γραμμή που έχει το πρόβλημα:</text:p>
      <text:p text:style-name="P4">Μήνυμα λάθους της python :</text:p>
      <text:p text:style-name="P4">Ποιό ήταν το πρόβλημα;</text:p>
      <text:p text:style-name="P4"/>
      <text:p text:style-name="P4">Πρόγραμμα 4</text:p>
      <text:p text:style-name="P4">print(“Ορεκτικά”)</text:p>
      <text:p text:style-name="P4">print(“Ντάκος”)</text:p>
      <text:p text:style-name="P4">print(“Γεμιστά”)</text:p>
      <text:p text:style-name="P4">print(“Τυροκροκέτες””)</text:p>
      <text:p text:style-name="P4">print(“Τυροκαφτερη”)</text:p>
      <text:p text:style-name="P3"/>
      <text:p text:style-name="P4">Γραμμή που έχει το πρόβλημα:</text:p>
      <text:p text:style-name="P4"><text:soft-page-break/>Μήνυμα λάθους της python :</text:p>
      <text:p text:style-name="P4">Ποιό ήταν το πρόβλημα;</text:p>
      <text:p text:style-name="P4"/>
      <text:p text:style-name="P3"/>
      <text:p text:style-name="P4">Πρόγραμμα 5</text:p>
      <text:p text:style-name="P4">print(“Ορεκτικά”)</text:p>
      <text:p text:style-name="P4">print(“Ντάκος”)</text:p>
      <text:p text:style-name="P4">print(“Γεμιστά”)</text:p>
      <text:p text:style-name="P4">print(“Τυροκροκέτες”)</text:p>
      <text:p text:style-name="P4">print(“Τυροκαφτερη”)</text:p>
      <text:p text:style-name="P3"/>
      <text:p text:style-name="P4">Γραμμή που έχει το πρόβλημα:</text:p>
      <text:p text:style-name="P4">Μήνυμα λάθους της python :</text:p>
      <text:p text:style-name="P4">Ποιό ήταν το πρόβλημα;</text:p>
      <text:p text:style-name="P4"/>
      <text:p text:style-name="P3"/>
      <text:p text:style-name="P4">Πρόγραμμα 6</text:p>
      <text:p text:style-name="P4">όνομα = input(“Δώσε το όνομά σου”)</text:p>
      <text:p text:style-name="P4">print(“Γειά σου”, “όνομα”)</text:p>
      <text:p text:style-name="P3"/>
      <text:p text:style-name="P4">Γραμμή που έχει το πρόβλημα:</text:p>
      <text:p text:style-name="P4">Μήνυμα λάθους της python :</text:p>
      <text:p text:style-name="P4">Ποιό ήταν το πρόβλημα;</text:p>
      <text:p text:style-name="P4"/>
      <text:p text:style-name="P3"/>
      <text:p text:style-name="P4">Πρόγραμμα 7</text:p>
      <text:p text:style-name="P4">ηλικία = input(“Πότε γεννήθηκες;”)</text:p>
      <text:p text:style-name="P4">if ηλικία&lt;18:</text:p>
      <text:p text:style-name="P4"><text:s text:c="2"/>print(“Δεν μπορείς να πάρεις δίπλωμα”)</text:p>
      <text:p text:style-name="P4">else</text:p>
      <text:p text:style-name="P4"><text:s text:c="2"/>print(“Οκ, προχώρα για εξετάσεις”)</text:p>
      <text:p text:style-name="P3"/>
      <text:p text:style-name="P4">Γραμμή που έχει το πρόβλημα:</text:p>
      <text:p text:style-name="P4">Μήνυμα λάθους της python :</text:p>
      <text:p text:style-name="P4">Ποιό ήταν το πρόβλημα;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18:03.347427610</meta:creation-date>
    <meta:generator>LibreOffice/5.1.5.2$Linux_X86_64 LibreOffice_project/10m0$Build-2</meta:generator>
    <dc:date>2016-09-20T13:20:37.073159836</dc:date>
    <meta:editing-duration>PT19H32M36S</meta:editing-duration>
    <meta:editing-cycles>5</meta:editing-cycles>
    <meta:document-statistic meta:table-count="0" meta:image-count="0" meta:object-count="0" meta:page-count="2" meta:paragraph-count="63" meta:word-count="252" meta:character-count="1803" meta:non-whitespace-character-count="1608"/>
  </office:meta>
</office:document-meta>
</file>